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fa2d" officeooo:paragraph-rsid="000dfa2d"/>
    </style:style>
    <style:style style:name="P2" style:family="paragraph" style:parent-style-name="Standard">
      <style:text-properties officeooo:rsid="000ebbe0" officeooo:paragraph-rsid="000ebbe0"/>
    </style:style>
    <style:style style:name="P3" style:family="paragraph" style:parent-style-name="Standard">
      <style:text-properties officeooo:rsid="00101d1d" officeooo:paragraph-rsid="00101d1d"/>
    </style:style>
    <style:style style:name="P4" style:family="paragraph" style:parent-style-name="Standard">
      <style:paragraph-properties fo:break-before="page"/>
      <style:text-properties officeooo:rsid="000ebbe0" officeooo:paragraph-rsid="000ebbe0"/>
    </style:style>
    <style:style style:name="T1" style:family="text">
      <style:text-properties officeooo:rsid="00101d1d"/>
    </style:style>
    <style:style style:name="T2" style:family="text">
      <style:text-properties officeooo:rsid="00103c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mba服务器是连接unix类系统和windows类系统的桥梁，可以通过samba实现文件的共享。</text:p>
      <text:p text:style-name="Standard"/>
      <text:p text:style-name="P1">1.安装samba服务器在linux上：</text:p>
      <text:p text:style-name="P1"><text:tab/>sudo apt-get install samba</text:p>
      <text:p text:style-name="P1"><text:tab/>sudo apt-get install samba-common</text:p>
      <text:p text:style-name="P1"/>
      <text:p text:style-name="P1">2.在linux上创建共享文件夹：</text:p>
      <text:p text:style-name="P1"><text:tab/>mkdir public</text:p>
      <text:p text:style-name="P1"><text:tab/>sudo chmod 777 public</text:p>
      <text:p text:style-name="P1"/>
      <text:p text:style-name="P1">3.配置samba的配置文件，将共享文件夹路径添加到里面</text:p>
      <text:p text:style-name="P1"><text:tab/>sudo cp /etc/samba/smb.conf /etc/samba/smb.conf_backup //备份源文件</text:p>
      <text:p text:style-name="P1"><text:tab/>vi /etc/samba/smb.conf <text:s/>//编辑源文件，具体内同如下</text:p>
      <text:p text:style-name="P1"><text:tab/></text:p>
      <text:p text:style-name="P1"><text:tab/>在文件的末尾，添加一下内容</text:p>
      <text:p text:style-name="P1">[share] <text:s/>//可以任意定，最后将会作为文件夹名字</text:p>
      <text:p text:style-name="P1"><text:s text:c="3"/>comment = Share Folder by youyou <text:s/>//相当于备注</text:p>
      <text:p text:style-name="P1"><text:s text:c="3"/>path = /home/youyou/public<text:tab/> //共享文件夹所在路径</text:p>
      <text:p text:style-name="P1"><text:s text:c="3"/>browseable = yes <text:s/>//是否可被访问</text:p>
      <text:p text:style-name="P1"><text:s text:c="3"/>writable = yes <text:s/>//是否可写</text:p>
      <text:p text:style-name="P1"><text:s text:c="3"/>read only = no <text:s/>//只读文件？</text:p>
      <text:p text:style-name="P1"><text:s text:c="3"/>guest ok = no <text:s/>//游客可否访问</text:p>
      <text:p text:style-name="P1"><text:s text:c="3"/>create mask = 0700 <text:s/>//必写 用于指定被远程端创建的文件的权限</text:p>
      <text:p text:style-name="P1"/>
      <text:p text:style-name="P1">4.创建文件samba用户文件</text:p>
      <text:p text:style-name="P1"><text:tab/>sudo touch /etc/samba/smbpasswd </text:p>
      <text:p text:style-name="P1"/>
      <text:p text:style-name="P1">5.为当前用户创建samba服务登陆账户</text:p>
      <text:p text:style-name="P1"><text:tab/> sudo smbpasswd -a youyou</text:p>
      <text:p text:style-name="P1"><text:tab/>此处会提醒你设置密码</text:p>
      <text:p text:style-name="P1"/>
      <text:p text:style-name="P1"><text:tab/>如果要删除某个samba用户可以使用：</text:p>
      <text:p text:style-name="P1"><text:tab/><text:tab/> sudo smbpasswd -x youyou</text:p>
      <text:p text:style-name="P1"/>
      <text:p text:style-name="P1"/>
      <text:p text:style-name="P1"/>
      <text:p text:style-name="P2">现在可以通过账户名：youyou 密码：自己刚才设置的进行访问了</text:p>
      <text:p text:style-name="P4">附上smb.<text:span text:style-name="T1">conf 文件的全部内容</text:span></text:p>
      <text:p text:style-name="P2"/>
      <text:p text:style-name="P3">#</text:p>
      <text:p text:style-name="P3"># Sample configuration file for the Samba suite for Debian GNU/Linux.</text:p>
      <text:p text:style-name="P3">#</text:p>
      <text:p text:style-name="P3">#</text:p>
      <text:p text:style-name="P3"># This is the main Samba configuration file. You should read the</text:p>
      <text:p text:style-name="P3"># smb.conf(5) manual page in order to understand the options listed</text:p>
      <text:p text:style-name="P3"># here. Samba has a huge number of configurable options most of which </text:p>
      <text:p text:style-name="P3"># are not shown in this example</text:p>
      <text:p text:style-name="P3">#</text:p>
      <text:p text:style-name="P3"># Some options that are often worth tuning have been included as</text:p>
      <text:p text:style-name="P3"># commented-out examples in this file.</text:p>
      <text:p text:style-name="P3"># <text:s/>- When such options are commented with ";", the proposed setting</text:p>
      <text:p text:style-name="P3"># <text:s text:c="3"/>differs from the default Samba behaviour</text:p>
      <text:p text:style-name="P3"># <text:s/>- When commented with "#", the proposed setting is the default</text:p>
      <text:p text:style-name="P3"># <text:s text:c="3"/>behaviour of Samba but the option is considered important</text:p>
      <text:p text:style-name="P3"># <text:s text:c="3"/>enough to be mentioned here</text:p>
      <text:p text:style-name="P3">#</text:p>
      <text:p text:style-name="P3"># NOTE: Whenever you modify this file you should run the command</text:p>
      <text:p text:style-name="P3"># "testparm" to check that you have not made any basic syntactic </text:p>
      <text:p text:style-name="P3"># errors. </text:p>
      <text:p text:style-name="P3"/>
      <text:p text:style-name="P3">#======================= Global Settings =======================</text:p>
      <text:p text:style-name="P3"/>
      <text:p text:style-name="P3">[global]</text:p>
      <text:p text:style-name="P3"/>
      <text:p text:style-name="P3">## Browsing/Identification ###</text:p>
      <text:p text:style-name="P3"/>
      <text:p text:style-name="P3"># Change this to the workgroup/NT-domain name your Samba server will part of</text:p>
      <text:p text:style-name="P3"><text:s text:c="3"/>workgroup = WORKGROUP</text:p>
      <text:p text:style-name="P3"/>
      <text:p text:style-name="P3"># server string is the equivalent of the NT Description field</text:p>
      <text:p text:style-name="P3"><text:tab/>server string = %h server (Samba, Ubuntu)</text:p>
      <text:p text:style-name="P3"/>
      <text:p text:style-name="P3"># Windows Internet Name Serving Support Section:</text:p>
      <text:p text:style-name="P3"># WINS Support - Tells the NMBD component of Samba to enable its WINS Server</text:p>
      <text:p text:style-name="P3"># <text:s text:c="2"/>wins support = no</text:p>
      <text:p text:style-name="P3"/>
      <text:p text:style-name="P3"># WINS Server - Tells the NMBD components of Samba to be a WINS Client</text:p>
      <text:p text:style-name="P3"># Note: Samba can be either a WINS Server, or a WINS Client, but NOT both</text:p>
      <text:p text:style-name="P3">; <text:s text:c="2"/>wins server = w.x.y.z</text:p>
      <text:p text:style-name="P3"/>
      <text:p text:style-name="P3"># This will prevent nmbd to search for NetBIOS names through DNS.</text:p>
      <text:p text:style-name="P3"><text:s text:c="3"/>dns proxy = no</text:p>
      <text:p text:style-name="P3"/>
      <text:p text:style-name="P3">#### Networking ####</text:p>
      <text:p text:style-name="P3"/>
      <text:p text:style-name="P3"># The specific set of interfaces / networks to bind to</text:p>
      <text:p text:style-name="P3"><text:soft-page-break/># This can be either the interface name or an IP address/netmask;</text:p>
      <text:p text:style-name="P3"># interface names are normally preferred</text:p>
      <text:p text:style-name="P3">; <text:s text:c="2"/>interfaces = 127.0.0.0/8 eth0</text:p>
      <text:p text:style-name="P3"/>
      <text:p text:style-name="P3"># Only bind to the named interfaces and/or networks; you must use the</text:p>
      <text:p text:style-name="P3"># 'interfaces' option above to use this.</text:p>
      <text:p text:style-name="P3"># It is recommended that you enable this feature if your Samba machine is</text:p>
      <text:p text:style-name="P3"># not protected by a firewall or is a firewall itself. <text:s/>However, this</text:p>
      <text:p text:style-name="P3"># option cannot handle dynamic or non-broadcast interfaces correctly.</text:p>
      <text:p text:style-name="P3">; <text:s text:c="2"/>bind interfaces only = yes</text:p>
      <text:p text:style-name="P3"/>
      <text:p text:style-name="P3"/>
      <text:p text:style-name="P3"/>
      <text:p text:style-name="P3">#### Debugging/Accounting ####</text:p>
      <text:p text:style-name="P3"/>
      <text:p text:style-name="P3"># This tells Samba to use a separate log file for each machine</text:p>
      <text:p text:style-name="P3"># that connects</text:p>
      <text:p text:style-name="P3"><text:s text:c="3"/>log file = /var/log/samba/log.%m</text:p>
      <text:p text:style-name="P3"/>
      <text:p text:style-name="P3"># Cap the size of the individual log files (in KiB).</text:p>
      <text:p text:style-name="P3"><text:s text:c="3"/>max log size = 1000</text:p>
      <text:p text:style-name="P3"/>
      <text:p text:style-name="P3"># If you want Samba to only log through syslog then set the following</text:p>
      <text:p text:style-name="P3"># parameter to 'yes'.</text:p>
      <text:p text:style-name="P3"># <text:s text:c="2"/>syslog only = no</text:p>
      <text:p text:style-name="P3"/>
      <text:p text:style-name="P3"># We want Samba to log a minimum amount of information to syslog. Everything</text:p>
      <text:p text:style-name="P3"># should go to /var/log/samba/log.{smbd,nmbd} instead. If you want to log</text:p>
      <text:p text:style-name="P3"># through syslog you should set the following parameter to something higher.</text:p>
      <text:p text:style-name="P3"><text:s text:c="3"/>syslog = 0</text:p>
      <text:p text:style-name="P3"/>
      <text:p text:style-name="P3"># Do something sensible when Samba crashes: mail the admin a backtrace</text:p>
      <text:p text:style-name="P3"><text:s text:c="3"/>panic action = /usr/share/samba/panic-action %d</text:p>
      <text:p text:style-name="P3"/>
      <text:p text:style-name="P3"/>
      <text:p text:style-name="P3">####### Authentication #######</text:p>
      <text:p text:style-name="P3"/>
      <text:p text:style-name="P3"># Server role. Defines in which mode Samba will operate. Possible</text:p>
      <text:p text:style-name="P3"># values are "standalone server", "member server", "classic primary</text:p>
      <text:p text:style-name="P3"># domain controller", "classic backup domain controller", "active</text:p>
      <text:p text:style-name="P3"># directory domain controller". </text:p>
      <text:p text:style-name="P3">#</text:p>
      <text:p text:style-name="P3"># Most people will want "standalone sever" or "member server".</text:p>
      <text:p text:style-name="P3"># Running as "active directory domain controller" will require first</text:p>
      <text:p text:style-name="P3"># running "samba-tool domain provision" to wipe databases and create a</text:p>
      <text:p text:style-name="P3"># new domain.</text:p>
      <text:p text:style-name="P3"><text:s text:c="3"/>server role = standalone server</text:p>
      <text:p text:style-name="P3"/>
      <text:p text:style-name="P3"># If you are using encrypted passwords, Samba will need to know what</text:p>
      <text:p text:style-name="P3"><text:soft-page-break/># password database type you are using. <text:s/></text:p>
      <text:p text:style-name="P3"><text:s text:c="3"/>passdb backend = tdbsam</text:p>
      <text:p text:style-name="P3"/>
      <text:p text:style-name="P3"><text:s text:c="3"/>obey pam restrictions = yes</text:p>
      <text:p text:style-name="P3"/>
      <text:p text:style-name="P3"># This boolean parameter controls whether Samba attempts to sync the Unix</text:p>
      <text:p text:style-name="P3"># password with the SMB password when the encrypted SMB password in the</text:p>
      <text:p text:style-name="P3"># passdb is changed.</text:p>
      <text:p text:style-name="P3"><text:s text:c="3"/>unix password sync = yes</text:p>
      <text:p text:style-name="P3"/>
      <text:p text:style-name="P3"># For Unix password sync to work on a Debian GNU/Linux system, the following</text:p>
      <text:p text:style-name="P3"># parameters must be set (thanks to Ian Kahan &lt;&lt;kahan@informatik.tu-muenchen.de&gt; for</text:p>
      <text:p text:style-name="P3"># sending the correct chat script for the passwd program in Debian Sarge).</text:p>
      <text:p text:style-name="P3"><text:s text:c="3"/>passwd program = /usr/bin/passwd %u</text:p>
      <text:p text:style-name="P3"><text:s text:c="3"/>passwd chat = *Enter\snew\s*\spassword:* %n\n *Retype\snew\s*\spassword:* %n\n *password\supdated\ssuccessfully* .</text:p>
      <text:p text:style-name="P3"/>
      <text:p text:style-name="P3"># This boolean controls whether PAM will be used for password changes</text:p>
      <text:p text:style-name="P3"># when requested by an SMB client instead of the program listed in</text:p>
      <text:p text:style-name="P3"># 'passwd program'. The default is 'no'.</text:p>
      <text:p text:style-name="P3"><text:s text:c="3"/>pam password change = yes</text:p>
      <text:p text:style-name="P3"/>
      <text:p text:style-name="P3"># This option controls how unsuccessful authentication attempts are mapped</text:p>
      <text:p text:style-name="P3"># to anonymous connections</text:p>
      <text:p text:style-name="P3"><text:s text:c="3"/>map to guest = bad user</text:p>
      <text:p text:style-name="P3"/>
      <text:p text:style-name="P3">########## Domains ###########</text:p>
      <text:p text:style-name="P3"/>
      <text:p text:style-name="P3">#</text:p>
      <text:p text:style-name="P3"># The following settings only takes effect if 'server role = primary</text:p>
      <text:p text:style-name="P3"># classic domain controller', 'server role = backup domain controller'</text:p>
      <text:p text:style-name="P3"># or 'domain logons' is set </text:p>
      <text:p text:style-name="P3">#</text:p>
      <text:p text:style-name="P3"/>
      <text:p text:style-name="P3"># It specifies the location of the user's</text:p>
      <text:p text:style-name="P3"># profile directory from the client point of view) The following</text:p>
      <text:p text:style-name="P3"># required a [profiles] share to be setup on the samba server (see</text:p>
      <text:p text:style-name="P3"># below)</text:p>
      <text:p text:style-name="P3">; <text:s text:c="2"/>logon path = \\%N\profiles\%U</text:p>
      <text:p text:style-name="P3"># Another common choice is storing the profile in the user's home directory</text:p>
      <text:p text:style-name="P3"># (this is Samba's default)</text:p>
      <text:p text:style-name="P3"># <text:s text:c="2"/>logon path = \\%N\%U\profile</text:p>
      <text:p text:style-name="P3"/>
      <text:p text:style-name="P3"># The following setting only takes effect if 'domain logons' is set</text:p>
      <text:p text:style-name="P3"># It specifies the location of a user's home directory (from the client</text:p>
      <text:p text:style-name="P3"># point of view)</text:p>
      <text:p text:style-name="P3">; <text:s text:c="2"/>logon drive = H:</text:p>
      <text:p text:style-name="P3"># <text:s text:c="2"/>logon home = \\%N\%U</text:p>
      <text:p text:style-name="P3"/>
      <text:p text:style-name="P3"><text:soft-page-break/># The following setting only takes effect if 'domain logons' is set</text:p>
      <text:p text:style-name="P3"># It specifies the script to run during logon. The script must be stored</text:p>
      <text:p text:style-name="P3"># in the [netlogon] share</text:p>
      <text:p text:style-name="P3"># NOTE: Must be store in 'DOS' file format convention</text:p>
      <text:p text:style-name="P3">; <text:s text:c="2"/>logon script = logon.cmd</text:p>
      <text:p text:style-name="P3"/>
      <text:p text:style-name="P3"># This allows Unix users to be created on the domain controller via the SAMR</text:p>
      <text:p text:style-name="P3"># RPC pipe. <text:s/>The example command creates a user account with a disabled Unix</text:p>
      <text:p text:style-name="P3"># password; please adapt to your needs</text:p>
      <text:p text:style-name="P3">; add user script = /usr/sbin/adduser --quiet --disabled-password --gecos "" %u</text:p>
      <text:p text:style-name="P3"/>
      <text:p text:style-name="P3"># This allows machine accounts to be created on the domain controller via the </text:p>
      <text:p text:style-name="P3"># SAMR RPC pipe. <text:s/></text:p>
      <text:p text:style-name="P3"># The following assumes a "machines" group exists on the system</text:p>
      <text:p text:style-name="P3">; add machine script <text:s/>= /usr/sbin/useradd -g machines -c "%u machine account" -d /var/lib/samba -s /bin/false %u</text:p>
      <text:p text:style-name="P3"/>
      <text:p text:style-name="P3"># This allows Unix groups to be created on the domain controller via the SAMR</text:p>
      <text:p text:style-name="P3"># RPC pipe. <text:s/></text:p>
      <text:p text:style-name="P3">; add group script = /usr/sbin/addgroup --force-badname %g</text:p>
      <text:p text:style-name="P3"/>
      <text:p text:style-name="P3">############ Misc ############</text:p>
      <text:p text:style-name="P3"/>
      <text:p text:style-name="P3"># Using the following line enables you to customise your configuration</text:p>
      <text:p text:style-name="P3"># on a per machine basis. The %m gets replaced with the netbios name</text:p>
      <text:p text:style-name="P3"># of the machine that is connecting</text:p>
      <text:p text:style-name="P3">; <text:s text:c="2"/>include = /home/samba/etc/smb.conf.%m</text:p>
      <text:p text:style-name="P3"/>
      <text:p text:style-name="P3"># Some defaults for winbind (make sure you're not using the ranges</text:p>
      <text:p text:style-name="P3"># for something else.)</text:p>
      <text:p text:style-name="P3">; <text:s text:c="2"/>idmap uid = 10000-20000</text:p>
      <text:p text:style-name="P3">; <text:s text:c="2"/>idmap gid = 10000-20000</text:p>
      <text:p text:style-name="P3">; <text:s text:c="2"/>template shell = /bin/bash</text:p>
      <text:p text:style-name="P3"/>
      <text:p text:style-name="P3"># Setup usershare options to enable non-root users to share folders</text:p>
      <text:p text:style-name="P3"># with the net usershare command.</text:p>
      <text:p text:style-name="P3"/>
      <text:p text:style-name="P3"># Maximum number of usershare. 0 (default) means that usershare is disabled.</text:p>
      <text:p text:style-name="P3">; <text:s text:c="2"/>usershare max shares = 100</text:p>
      <text:p text:style-name="P3"/>
      <text:p text:style-name="P3"># Allow users who've been granted usershare privileges to create</text:p>
      <text:p text:style-name="P3"># public shares, not just authenticated ones</text:p>
      <text:p text:style-name="P3"><text:s text:c="3"/>usershare allow guests = yes</text:p>
      <text:p text:style-name="P3"/>
      <text:p text:style-name="P3">#======================= Share Definitions =======================</text:p>
      <text:p text:style-name="P3"/>
      <text:p text:style-name="P3"># Un-comment the following (and tweak the other settings below to suit)</text:p>
      <text:p text:style-name="P3"># to enable the default home directory shares. This will share each</text:p>
      <text:p text:style-name="P3"># user's home directory as \\server\username</text:p>
      <text:p text:style-name="P3"><text:soft-page-break/>;[homes]</text:p>
      <text:p text:style-name="P3">; <text:s text:c="2"/>comment = Home Directories</text:p>
      <text:p text:style-name="P3">; <text:s text:c="2"/>browseable = no</text:p>
      <text:p text:style-name="P3"/>
      <text:p text:style-name="P3"># By default, the home directories are exported read-only. Change the</text:p>
      <text:p text:style-name="P3"># next parameter to 'no' if you want to be able to write to them.</text:p>
      <text:p text:style-name="P3">; <text:s text:c="2"/>read only = yes</text:p>
      <text:p text:style-name="P3"/>
      <text:p text:style-name="P3"># File creation mask is set to 0700 for security reasons. If you want to</text:p>
      <text:p text:style-name="P3"># create files with group=rw permissions, set next parameter to 0775.</text:p>
      <text:p text:style-name="P3">; <text:s text:c="2"/>create mask = 0700</text:p>
      <text:p text:style-name="P3"/>
      <text:p text:style-name="P3"># Directory creation mask is set to 0700 for security reasons. If you want to</text:p>
      <text:p text:style-name="P3"># create dirs. with group=rw permissions, set next parameter to 0775.</text:p>
      <text:p text:style-name="P3">; <text:s text:c="2"/>directory mask = 0700</text:p>
      <text:p text:style-name="P3"/>
      <text:p text:style-name="P3"># By default, \\server\username shares can be connected to by anyone</text:p>
      <text:p text:style-name="P3"># with access to the samba server.</text:p>
      <text:p text:style-name="P3"># Un-comment the following parameter to make sure that only "username"</text:p>
      <text:p text:style-name="P3"># can connect to \\server\username</text:p>
      <text:p text:style-name="P3"># This might need tweaking when using external authentication schemes</text:p>
      <text:p text:style-name="P3">; <text:s text:c="2"/>valid users = %S</text:p>
      <text:p text:style-name="P3"/>
      <text:p text:style-name="P3"># Un-comment the following and create the netlogon directory for Domain Logons</text:p>
      <text:p text:style-name="P3"># (you need to configure Samba to act as a domain controller too.)</text:p>
      <text:p text:style-name="P3">;[netlogon]</text:p>
      <text:p text:style-name="P3">; <text:s text:c="2"/>comment = Network Logon Service</text:p>
      <text:p text:style-name="P3">; <text:s text:c="2"/>path = /home/samba/netlogon</text:p>
      <text:p text:style-name="P3">; <text:s text:c="2"/>guest ok = yes</text:p>
      <text:p text:style-name="P3">; <text:s text:c="2"/>read only = yes</text:p>
      <text:p text:style-name="P3"/>
      <text:p text:style-name="P3"># Un-comment the following and create the profiles directory to store</text:p>
      <text:p text:style-name="P3"># users profiles (see the "logon path" option above)</text:p>
      <text:p text:style-name="P3"># (you need to configure Samba to act as a domain controller too.)</text:p>
      <text:p text:style-name="P3"># The path below should be writable by all users so that their</text:p>
      <text:p text:style-name="P3"># profile directory may be created the first time they log on</text:p>
      <text:p text:style-name="P3">;[profiles]</text:p>
      <text:p text:style-name="P3">; <text:s text:c="2"/>comment = Users profiles</text:p>
      <text:p text:style-name="P3">; <text:s text:c="2"/>path = /home/samba/profiles</text:p>
      <text:p text:style-name="P3">; <text:s text:c="2"/>guest ok = no</text:p>
      <text:p text:style-name="P3">; <text:s text:c="2"/>browseable = no</text:p>
      <text:p text:style-name="P3">; <text:s text:c="2"/>create mask = 0600</text:p>
      <text:p text:style-name="P3">; <text:s text:c="2"/>directory mask = 0700</text:p>
      <text:p text:style-name="P3"/>
      <text:p text:style-name="P3">[printers]</text:p>
      <text:p text:style-name="P3"><text:s text:c="3"/>comment = All Printers</text:p>
      <text:p text:style-name="P3"><text:s text:c="3"/>browseable = no</text:p>
      <text:p text:style-name="P3"><text:s text:c="3"/>path = /var/spool/samba</text:p>
      <text:p text:style-name="P3"><text:s text:c="3"/>printable = yes</text:p>
      <text:p text:style-name="P3"><text:soft-page-break/><text:s text:c="3"/>guest ok = no</text:p>
      <text:p text:style-name="P3"><text:s text:c="3"/>read only = no</text:p>
      <text:p text:style-name="P3"><text:s text:c="3"/>create mask = 0700</text:p>
      <text:p text:style-name="P3"/>
      <text:p text:style-name="P3"># Windows clients look for this share name as a source of downloadable</text:p>
      <text:p text:style-name="P3"># printer drivers</text:p>
      <text:p text:style-name="P3">[print$]</text:p>
      <text:p text:style-name="P3"><text:s text:c="3"/>comment = Printer Drivers</text:p>
      <text:p text:style-name="P3"><text:s text:c="3"/>path = /var/lib/samba/printers</text:p>
      <text:p text:style-name="P3"><text:s text:c="3"/>browseable = yes</text:p>
      <text:p text:style-name="P3"><text:s text:c="3"/>writable = yes</text:p>
      <text:p text:style-name="P3"><text:s text:c="3"/>read only = yes</text:p>
      <text:p text:style-name="P3"><text:s text:c="3"/>guest ok = no</text:p>
      <text:p text:style-name="P3"># Uncomment to allow remote administration of Windows print drivers.</text:p>
      <text:p text:style-name="P3"># You may need to replace 'lpadmin' with the name of the group your</text:p>
      <text:p text:style-name="P3"># admin users are members of.</text:p>
      <text:p text:style-name="P3"># Please note that you also need to set appropriate Unix permissions</text:p>
      <text:p text:style-name="P3"># to the drivers directory for these users to have write rights in it</text:p>
      <text:p text:style-name="P3">; <text:s text:c="2"/>write list = root, @lpadmin</text:p>
      <text:p text:style-name="P3"/>
      <text:p text:style-name="P3">[share]</text:p>
      <text:p text:style-name="P3"><text:s text:c="3"/>comment = Share Folder by youyou</text:p>
      <text:p text:style-name="P3"><text:s text:c="3"/>path = /home/youyou/public</text:p>
      <text:p text:style-name="P3"><text:s text:c="3"/>browseable = yes</text:p>
      <text:p text:style-name="P3"><text:s text:c="3"/>writable = yes</text:p>
      <text:p text:style-name="P3"><text:s text:c="3"/>read only = no</text:p>
      <text:p text:style-name="P3"><text:s text:c="3"/>guest ok = no</text:p>
      <text:p text:style-name="P3"><text:s text:c="3"/>create mask = 07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6:46:15.785427171</meta:creation-date>
    <meta:generator>LibreOffice/5.1.4.2$Linux_X86_64 LibreOffice_project/10m0$Build-2</meta:generator>
    <dc:date>2017-01-02T22:29:15.147355928</dc:date>
    <meta:editing-duration>PT17M51S</meta:editing-duration>
    <meta:editing-cycles>4</meta:editing-cycles>
    <meta:document-statistic meta:table-count="0" meta:image-count="0" meta:object-count="0" meta:page-count="7" meta:paragraph-count="245" meta:word-count="1973" meta:character-count="10253" meta:non-whitespace-character-count="8536"/>
  </office:meta>
</office:document-meta>
</file>